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1">
      <style:paragraph-properties fo:margin-left="1.251cm" fo:margin-right="0cm" fo:text-indent="-0.635cm" style:auto-text-indent="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age scenarios of scotty</text:p>
      <text:p text:style-name="Standard"/>
      <text:h text:style-name="Heading_20_1" text:outline-level="1">Your PC is behind a filtering censorship Proxy</text:h>
      <text:p text:style-name="Text_20_body">In this case, your workstation is connected through a filtering HTTP proxy to the internet. Even this access is restricted to a small group of users and in some cases requires a username and password.</text:p>
      <text:p text:style-name="Text_20_body">Unfortunately, this HTTP proxy filters out content. In fact, the filter rules, the content we are not allowed to see, are defined by the owner of the HTTP filter. This means, we cannot access urgent information, we need. Or we cannot send the message out of a secure und trustworthy network.</text:p>
      <text:p text:style-name="Standard"/>
      <text:p text:style-name="P1">Scotty, we transport what you can't – and takes us everywhere.</text:p>
      <text:p text:style-name="Standard"/>
      <text:p text:style-name="Standard">Scotty helps out and opens up the net. In following scenario, I describe the installation and configuration of scotty in that case.</text:p>
      <text:p text:style-name="Standard"/>
      <text:p text:style-name="Standard">The following 2 files have to be downloaded and started as described:</text:p>
      <text:p text:style-name="Standard"><text:span text:style-name="T1"/></text:p>
      <text:p text:style-name="Standard"><text:span text:style-name="T1">1. Scotty transporter </text:span>– The origin in the restricted network</text:p>
      <text:p text:style-name="Standard"/>
      <text:p text:style-name="Standard">scotty transporter has to be started on the machine, that is wired to the censored access to the internet. Scotty starts a local proxy server and listens to port 8008 by default for incoming requests by the browser.</text:p>
      <text:p text:style-name="Standard"/>
      <text:p text:style-name="Standard">The following steps need to be executed:</text:p>
      <text:p text:style-name="Standard"/>
      <text:list xml:id="list5580842121288551845" text:style-name="L1">
        <text:list-item>
          <text:p text:style-name="P2">Download scotty-transporter.jar</text:p>
        </text:list-item>
        <text:list-item>
          <text:p text:style-name="P2">Start scotty-transporter.jar or via commandline</text:p>
          <text:p text:style-name="P5">java -jar scotty-transporter.jar -g [gateway on the free internet] -proxyHost [filtering proxy] -proxyPort [filtering proxy port]</text:p>
          <text:p text:style-name="P5"/>
        </text:list-item>
      </text:list>
      <text:p text:style-name="Standard">The most important commandline switches, mentioned in the example:</text:p>
      <text:p text:style-name="Standard">-g Address of the gateway machine, where scotty-gateway-standalone.jar is started</text:p>
      <text:p text:style-name="Standard">-proxyHost and -proxyPort is the adress and port of the filtering proxy, which connects to the gateway.</text:p>
      <text:p text:style-name="Standard"/>
      <text:p text:style-name="Standard">Now, you need to configure your browser to use localhost:8008 as proxy – the communication runs through scotty-transporter, now.</text:p>
      <text:p text:style-name="Standard"/>
      <text:p text:style-name="Standard">In detail, scotty is doing the following:</text:p>
      <text:list xml:id="list6047937479731365533" text:style-name="L2">
        <text:list-item>
          <text:p text:style-name="P3">scotty-transporter encrypts the original request and sends it to the filtering proxy</text:p>
        </text:list-item>
        <text:list-item>
          <text:p text:style-name="P3">the filteing proxy is not able to analyze the crypted request, and can't filter it out. It just sends the request to our scotty gateway, just like a nice proxy.S</text:p>
        </text:list-item>
        <text:list-item>
          <text:p text:style-name="P3">Sotty Gateway decryps and executes the original request and returns the encrypted response to scotty transporter.</text:p>
        </text:list-item>
      </text:list>
      <text:p text:style-name="Standard"/>
      <text:p text:style-name="Standard">You can see the state of scotty transporter in the systray toolbar. There is a small icon that indicates the transfer state of scotty. You can exit the transporter by right-click, and then exit.</text:p>
      <text:p text:style-name="Standard"/>
      <text:p text:style-name="Standard"/>
      <text:p text:style-name="Standard">2.<text:span text:style-name="T1"> scotty Gateway</text:span> – gate to a open world</text:p>
      <text:p text:style-name="Standard"/>
      <text:p text:style-name="Standard"><text:soft-page-break/>scotty Gateway is the most important component of soctty. That small program fetches the data from the free, uncensored internet. The gateway needs to be installed on a machine, that is connected to the free and wild internet.</text:p>
      <text:p text:style-name="Standard">By default, scotty gateway listens to port 9000 for incoming requests.</text:p>
      <text:p text:style-name="Standard">If you don't own a machine, you can deploy scotty gateway to the Google Appengine as well. Acutally, scotty is based on Java, so it runs virtually everywhere, only a Java runtime 1.6 is required. (It even runs on Plug PCs, seamlessly)</text:p>
      <text:p text:style-name="Standard"/>
      <text:list xml:id="list5887358297663092970" text:style-name="L3">
        <text:list-item>
          <text:p text:style-name="P4">scotty gateway requires access to the uncensored internet – you need a machine, where the gateway can be started</text:p>
        </text:list-item>
        <text:list-item>
          <text:p text:style-name="P4">Download scotty-gateway-standlone.jar</text:p>
        </text:list-item>
        <text:list-item>
          <text:p text:style-name="P4">Start scotty-gateway-standalone.jar (by doubleclick or commandline)</text:p>
        </text:list-item>
      </text:list>
      <text:p text:style-name="Standard"/>
      <text:p text:style-name="Standard">The gateway is started and waits for requests.</text:p>
      <text:p text:style-name="Standard"/>
      <text:p text:style-name="Standard">Scotty provides access to pages and zones on the internet, that are illegaly restricted. Free and open information is the base of our information society.</text:p>
      <text:p text:style-name="Standard"/>
      <text:p text:style-name="Standard">You are only allowed to use scotty, if you are the victim of a regime or organization, that is illegaly restricting your internet access. You are not allowed to use scotty, to bypasss rightfully installed internet filtering systems, as the exist in nearly every company and every organ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9:13:15.80</meta:creation-date>
    <dc:date>2012-11-09T19:32:42.55</dc:date>
    <meta:editing-duration>PT2H30M59S</meta:editing-duration>
    <meta:editing-cycles>45</meta:editing-cycles>
    <meta:generator>OpenOffice.org/3.4$Win32 OpenOffice.org_project/340m1$Build-9590</meta:generator>
    <meta:document-statistic meta:table-count="0" meta:image-count="0" meta:object-count="0" meta:page-count="2" meta:paragraph-count="32" meta:word-count="591" meta:character-count="3612"/>
  </office:meta>
</office:document-meta>
</file>